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String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Utils.split( String data , int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getStackTrace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Utils.removeSuffix( String string ,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endsWith( StringBuffer buffer , String 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Utils.replace( String data ,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ingUtils.lineSpli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removePrefix( String string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resolveBackSlash( String inpu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tringUtils.parseHumanSizes( String humanSiz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